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 programme en voie d'extinction. Mais son héritage n'est pas limité à l'étude des "mèmes internet": si Dawkins (2006) n'était pas le premier à observer côte-à-côte l'évolution biologique et le changement culturel (une métaphore était déjà opérée par Kroeber, 1952 ; et Dawkins, 2006 : 190, cite lui-même Popper comme antécédent), la controverse qu'il a généré a contribué à placer cette question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chercheurs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tte approche aujourd'hui, discute la proposition d'évolution culturelle de ces deux théories depuis l'anthropologie sociale et la théorie des systèmes de développement, en distinguant trois degrés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ation du sens des mèmes langagiers.</text:p>
      <text:p text:style-name="Text_20_body">L'approche énactive du langage développée par Cuffari, Di Paolo et De Jaegher (2014) propose une solution à ce problème en répondant à la première critique d'Ingold; le cadre qu'elle propose permet d'analyser réellement le sens comme émanant d'une relation au contexte. Je le présente, et termine en proposant de se recentrer sur les relations entre un mème et ses contextes d'utilisation et de production, afin d'étudier le cycle plus large dont le mème n'est qu'un artefact. Cette propostion restera sujette aux deux plus fortes objections d'Ingold à la mémétique, mais elle devrait néanmoins permettre une compréhension sémantique des phénomènes de diffusion de mèmes langagiers.</text:p>
      <text:h text:style-name="Heading_20_1" text:outline-level="1">Les principes de la mémétique discutés</text:h>
      <text:p text:style-name="First_20_paragraph">Dawkins (200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 : 59‑61) l'avait noté pour l'évolution des langues, et Ingold (1997)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raffinent l'analogie de fond entre changement culturel et évolution biologique.</text:p>
      <text:h text:style-name="Heading_20_2" text:outline-level="2">L'épidémiologie des représentations</text:h>
      <text:p text:style-name="First_20_paragraph">En effet 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la façon dont chaque individu perçoit une représentation dépend des modules cognitifs (ceux introduits par Fodor, 1983) mis en jeu. Le système cognitif est vu comme un ensemble de modules de traitement de l'information indépendants, et seule une partie de ces modules est activée lors de la perception d'une représenta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à savoir traiter des représentations du monde moderne) est la principale source de transformations des représentations au cours de leur diffusion (Sperber, 1996 : 138‑139).</text:p>
      <text:p text:style-name="Text_20_body">Sperber combine donc l'idée d'une modularité de l'esprit – fait de modules évolués dans un environnement très différent de celui d'aujourd'hui – à la description de la culture à partir de parties élémentaires – les représentations –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nommés "attracteurs culturels") dans le système dynamique qui modélise l'évolution culturelle.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et c'est donc une des questions centrales de l'épidémiologie des représentations (Sperber, 1996 : 106).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e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e ce courant).</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7 ; 1999 ; 2004 ;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pour montrer sa similarité avec des problématiques récurrentes en linguistique. Mon but dans cette première partie de l'article est d'identifier ainsi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 et la partie montrera quels éléments de ces critiques sont aussi opposables aux autres approches darwiniennes (comme celle de Mesoudi, 2011).</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s'attache à une couche conceptuelle de la réalité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Sans ces séparations entre substance et forme, (2) il n'est pas possible de séparer les trois strates. En effet elles se manifestent concrètement de façon inextricable dans un seul et même objet: l'organisme. Si un découpage conceptuel est nécessaire, il n'est pas clair que le découpage entre biologie, cognition, et culture soit le meilleur. Mais, (3) la notion d'organisme est elle-même problématique.</text:p>
      <text:p text:style-name="Text_20_body">Examinons le détail de la critique (1). Les critiques (2) et (3) seront discutées dans la partie .</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e l'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Weismann, 1893): elles n'influencent donc pas l'évolution de l'espèce elle-même au-delà de la variation du nombre de descendants d'un individu, quantité qui est ensuite moyennée sur la population d'individus (Fisher et Bennett, 1999). Ainsi, connaître l'évolution de la spécification génétique revient à décrire l'essentiel de l'évolution biologique, ce qui, logiquement, fait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citant Portin (1993), explique:</text:p>
      <text:p text:style-name="P1">"Un coup d'œil rapide à la littérature actuelle en génétique suffirait à révéler que, bien que le terme de 'gène' soit beaucoup utilisé, il signifie différentes choses pour différentes personnes. [...] Aujourd'hui le gène est [...] une unité, un segment qui correspond à une unité-fonction, défini par les besoins de chaque expérimentateur." (Portin, 1993 : 208 ; dans Neumann-Held, 2001 : 69)<text:note text:id="ftn1" text:note-class="footnote"><text:note-citation>2</text:note-citation><text:note-body><text:p text:style-name="Footnote">Ici et dans tout l'article, les traductions de travaux en anglais sont les miennes.</text:p></text:note-body></text:note></text:p>
      <text:p text:style-name="First_20_paragraph">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 évo-dévo »,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entre spécification génotypique et réalisation phénotypique, ou encore entre substance et forme, est un modèle qui déforme la réalité et ne permet plus progresser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2" text:note-class="footnote"><text:note-citation>3</text:note-citation><text:note-body><text:p text:style-name="Footnote">Nous verrons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1997), cette vision reprend la séparation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text:note text:id="ftn3" text:note-class="footnote"><text:note-citation>4</text:note-citation><text:note-body><text:p text:style-name="Footnote">Un argument de type « pauvreté du stimulus » (Chomsky, 2005) n'est pas non plus opposable ici: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 : 192). Le modèle d'épidémiologie des représentations décrit par Sperber (1996 : 77‑97) chemine en sens inverse, venant des sciences sociales pour aller vers le biologique: il part d'une notion de représentation publique venant des sciences sociales (par exemple une image, un discours, ou une idéologie, qui existent dans le monde physique extérieur), et la connecte avec la notion de représentation mentale des sciences cognitives (telle que développée par Marr, 1982), à l'intérieur du cerveau. Il propose alors d'étudier la culture comme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et produite à nouveau (Sperber se distancie ainsi des sciences sociales qui considéreraient que la psychologie n'a pas d'incidence sur la culture, Sperber, 1996 : 63‑66).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proposent la même notion de culture: une collection d'atomes culturels que les cerveaux humains acquièrent, transforment et transmettent, et qui évolue parallèlement à la biologie. On parle alors de <text:span text:style-name="T34">coévolution</text:span><text:span text:style-name="T35"> </text:span><text:span text:style-name="T36">gène-culture</text:span> (Sperber, 1996 : 114). Ingold (1997) considère que cette conception est erronée. Il défend, d'un côté, que la transmission de tels atomes culturels implique bien plus que Sperber et Dawkins ne l'entendent, et de l'autre, que la culture est décrite par des façons de percevoir et d'agir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Sperber, 1996 : 61). Pour Sperber donc, cette recette de cuisine est un morceau de culture. Pour Ingold au contraire, la connaissanc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 faire fondre le beurre et y incorporer la farine »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onnaissance d'un cuisinier est le savoir pratique de toutes ces tâches, c'est-à-dire ce qui permet de donner un sens aux instructions d'une recette (Ingold, 1997).</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1997 ; 2004).</text:p>
      <text:p text:style-name="Text_20_body">Cette critique correspond à remarquer que Sperber et Dawkins adoptent la conception orthodoxe des sciences cognitives (aussi connue sous le nom de "métaphore cybernétique de la cognition", représentée par des auteurs comme Chomsky, 1959 ; Fodor, 1975 ; et Marr, 1982), selon laquelle l'essentiel de la cognition se passe dans le cerveau, vu comme un appareil de traitement de l'information qui opère sur des représentations dotées de propriétés formelles. Ingold s'appuie ainsi sur le "tournant E" en sciences cognitives (pour cognition énactive, « embodied » (corporisée), « embedded » (située), et étendue) qui critique la notion de représentation pour la dichotomie qu'elle crée entre un monde de significations mentales et un monde d'actions physiques, et son incapacité à rendre compte de façon naturaliste du contenu d'une représentation mentale (voir par exemple O’Regan et Noë, 2001 ; Menary, 2006 ; et Hutto et Myin, 2013). De façon analogue au niveau biologique, où le code génétique est séparé conceptuellement de l'organisme qui se développe et dont on abstrait les fluctuations, la conception orthodoxe sépare conceptuellement la représentation de sa manifestation concrète dans des contextes d'interaction: on pense ainsi l'évolution culturelle comme des ensembles de représentations, autrement dit de spécifications abstraites de la culture, qui évoluent parallèlement à l'évolution biologique.</text:p>
      <text:h text:style-name="Heading_20_2" text:outline-level="2">Trois degrés de critique</text:h>
      <text:p text:style-name="First_20_paragraph">La ligne d'Ingold rapportée ci-dessus peut être comprise en trois degrés de critique.</text:p>
      <text:p text:style-name="Text_20_body">Le premier degré est une critique de l'approche néo-darwinienne qui sépare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Nous avons vu ci-dessus que cette séparation se retrouve dans l'approche de l'évolution biologique centrée sur les gènes, et dans l'approche de l'évolution culturelle centrée sur les atomes culturels (mèmes ou représentations). L'approche de Mesoudi, qui propose une évolution culturelle darwinienne (et non néo-darwinienne) où la culture n'est pas nécessairement atomique et sa transmission peut être lamarckienne (2011 : 40‑47), sépare également une notion d'information culturelle encodée dans le cerveau, d'une réalisation de cette information sous forme comportementale, langagière, ou institutionnelle (Mesoudi, 2011 : 3).</text:p>
      <text:p text:style-name="Text_20_body">Ce premier degré conteste donc l'idée de séparer gènes et développement (pour le biologique), ou représentations et comportement (pour le culturel). Le deuxième degré consiste à contester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2">"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text:note text:id="ftn4" text:note-class="footnote"><text:note-citation>5</text:note-citation><text:note-body><text:p text:style-name="Footnote">L'accentuation en italique vient de l'original.</text:p></text:note-body></text:note> (Ingold, 2007 : 16)</text:p>
      <text:p text:style-name="First_20_paragraph">Ingold argumente ce point en se référant aux travaux en anthropologie (par exemple sur le développement des techniques du corps comme la marche, par Mauss, 1979 ; ou encore l'écologie de l'esprit de Bateson, 1972), en psychologie (l'approche écologique de la vision de Gibson, 2014), et en sociologie (le sens pratique de Bourdieu, 1980), qui montrent les façons dont la culture est éminemment biologique.</text:p>
      <text:p text:style-name="Text_20_body">Enfin le troisième degré de critique, sur lequel nous ne nous attarderons pas ici, consiste à déconstruire la notion d'organisme elle-même. La théorie des systèmes de développement propose de prendre comme unité d'étude biologique le cycle de développement entier d'un organisme dans son environnement (qu'il contribue à façonner), en symbiose avec de nombreux autres organismes (à l'intérieur même de l'organisme de départ, comme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 (mais voir par exemple Krakauer <text:span text:style-name="T51">et</text:span><text:span text:style-name="T52"> </text:span><text:span text:style-name="T53">al.</text:span>, 2014), et nous ne la discuterons pas plus en détail.</text:p>
      <text:p text:style-name="Text_20_body">Il faut voir que, même en ne gardant que le premier degré, la critique d'Ingold remet en question toute idée de représentation du monde, ce qui questionne un grand nombre de notions courantes. Par exemple si le langage n'est pas spécifié par un dispositif d'acquisition inné, l'idée d'un système abstrait de règles syntaxiques qui définirait une langue n'est plus suffisante pour l'étude de la communication entre organismes puisque, comme on l'a vu avec l'exemple de la sauce Mornay, elle décrit la communication à travers l'artefact, en oubliant les relations entre organismes ou avec l'environnement qui définissent le sens de cette communication.</text:p>
      <text:p text:style-name="Text_20_body">L'approche épidémiologique et l'approche d'Ingold apparaissent au fond comme des théories de la relation entre le biologique, le cognitif et le social. Elles diffèrent dans leur façon de rendre compte du réel, principalement au niveau des présupposés de simplification: la première théorie fonctionne sur un principe d'abstraction de l'environnement qui permet de définir des contenus hors-contexte, pour ensuite en étudier la structure et les interactions. Comme j'espère l'avoir expliqué clairement, dans de nombreux cas la description en termes de représentations n'est pas adéquate et déforme trop la réalité. La deuxième théorie, bien que moins formalisée par endroits, propose d'avancer sans utiliser la notion de représentation, en mettant les relations entre organismes et avec l'environnement au centre de toute théorie. Dans ce qui suit, je voudrais montrer comment le problème des représentations apparaît concrètement dans la réalisation d'expériences autour de la mémétique. Enfin, j'esquisserai les grandes lignes d'une approche énactive développée par Cuffari, Di Paolo et De Jaegher (2014), permettant de penser la communication dans son contexte, et répondant ainsi au premier degré de critique d'Ingold.</text:p>
      <text:h text:style-name="Heading_20_1" text:outline-level="1">L'expérience à l'épreuve de la mémétique</text:h>
      <text:h text:style-name="Heading_20_2" text:outline-level="2">Une problématique linguis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D'ailleurs, l'extension de cette discussion à l'utilisation de la mémétique en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Les dualismes qu'on retrouve en linguistique sont en fait des cas d'application directs de la discussion qu'on vient de présenter: le langage est aussi un véhicule pour représentations mentales et culturelles, et la notion de signification linguistique équivaut à la notion du contenu d'une représentation mentale; la notion de mise en pratique du langage (par exemple la parole) équivaut, elle, à la notion de représentation publique. Pour ce cas concret, la critique d'Ingold et l'approche énactiviste (Cuffari, Di Paolo et De Jaegher, 2014) exposée dans la partie ne sont pas si différentes de la vision du second Wittgenstein (1958): le langage et le sens y sont décrits, sans dualisme,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text:span text:style-name="T54">mème</text:span><text:span text:style-name="T55"> </text:span><text:span text:style-name="T56">internet</text:span>. Venant tout droit des sciences dures, la mémétique n'a pas bénéficié de l'intense débat ontologique qui anime les sciences humaines depuis leurs débuts, et a tout simplement ignoré la question plutôt que de la résoudre. Pour s'en convaincre, je présente dans ce qui suit un exemple d'expérience inspirée de l'épidémiologie des représentations qui se heurte concrètement au problème des représentations. Comme nous allons le voir, la critique d'Ingold souligne l'importance d'observer les mèmes internet dans leur contexte environnant, au risque sinon de ne pas accéder à leur sémantique.<text:note text:id="ftn5" text:note-class="footnote"><text:note-citation>6</text:note-citation><text:note-body><text:p text:style-name="Footnote">De façon similaire, Croft (2013) discute les implications de la théorie des systèmes de développement pour sa théorie de l'évolution darwinienne du langage. Ici, nous nous intéresserons à l'évolution des énoncés langagiers et leur signification, et non à l'évolution du langage lui-même. Les deux discussions ont néanmoins un certain nombre de points communs.</text:p></text:note-body></text:not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on l'a détaillé dans la première partie, est bien une réalité au moment d'étudier la façon dont d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objet d'analyse le plus adéquat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s représentations devient évident au moment de trancher cette question pour définir une hypothèse: ce que les interlocuteurs comprennent d'un énoncé est une construction émanant de la situation concrète du lecteur et de sa relation au texte lu. Prenons l'exemple du tweet suivant:</text:p>
      <text:list text:style-name="L1">
        <text:list-item>
          <text:p text:style-name="P3">On est tous le beau et le moche de quelqu'un</text:p>
        </text:list-item>
      </text:list>
      <text:p text:style-name="First_20_paragraph">Cet énoncé paraît neutre <text:span text:style-name="T57">a</text:span><text:span text:style-name="T58"> </text:span><text:span text:style-name="T59">priori</text:span>, et est suffisamment classique et consensuel pour être marqué comme favori,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60">sens</text:span> de l'échange. Une réponse au message initial est d'abord faite sur le ton de l'humour:</text:p>
      <text:list text:style-name="L2">
        <text:list-item>
          <text:p text:style-name="P4">mais être moche c'est quand même la base ahah</text:p>
        </text:list-item>
      </text:list>
      <text:p text:style-name="First_20_paragraph">Puis deux échanges plus tard la conversation se termine:</text:p>
      <text:list text:style-name="L3">
        <text:list-item>
          <text:p text:style-name="P5">[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la mutation de telles représentations publiques, ou mèmes, et leur évolution au cours de leur diffusion. En appliquant la discussion de la première partie à l'exemple ci-dessus, il devient clair qu'un projet visant à étudier les transformations du contenu de représentations langagières hors contexte ne pourra qu'être mort-né, puisqu'il ne pourra saisir le sens d'un énoncé, c'est-à-dire précisément le contenu des représentations étudiées. Il semble indispensable d'avoir un accès au contexte d'interprétation des énoncés (sans parler de l'appareillage pratique et théorique pour analyser ce contexte), ou de créer des situations expérimentales suffisamment englobantes pour contrôler une grande partie du contexte interprétatif. Ce pourrait être envisageable, par exemple, dans un jeu vidéo, où les participants seraient suffisamment immergés dans un univers contrôlé par l'expérimentateur pour ne laisser place qu'à une seule interprétation de chaque énoncé. Dans ce cas, on pourrait imaginer étudier quelles interprétations se propagent plus que d'autres. Mais alors l'essence des modèles mémétique et épidémiologique, qui consiste à faire abstraction du contexte et de n'étudier que des représentations, est perdue.</text:p>
      <text:p text:style-name="Text_20_body">Un projet d'étude empirique des représentations langagières, dans le cadre proposé par l'épidémiologie des représentations, est donc contraint d'analyser la <text:span text:style-name="T61">forme</text:span> de ces représentations, sans avoir accès à leur <text:span text:style-name="T62">contenu</text:span>. C'est ce que font par exemple Adamic <text:span text:style-name="T63">et</text:span><text:span text:style-name="T64"> </text:span><text:span text:style-name="T65">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e la sémantique, en revanche, est hors du champ des possibles pour une telle approche aveugle au contexte.</text:p>
      <text:p text:style-name="Text_20_body">L'étude des réseaux sociaux numériques et des systèmes sociaux complexes semble refléter ce problème: la discipline, qui a en grande partie utilisé le modèle mémétique pour l'étude de la diffusion (Adamic <text:span text:style-name="T66">et</text:span><text:span text:style-name="T67"> </text:span><text:span text:style-name="T68">al.</text:span>, 2014, est un bon exemple), voit se développer un courant s'intéressant à la « contagion complexe », c'est-à-dire l'étude de systèmes dont le processus de base n'est plus la transmission d'un objet atomique (un hashtag, une vidéo, une URL), mais la <text:span text:style-name="T69">contagion</text:span>, avec possible mutation, d'un objet plus compliqué doté d'une structure interne (par exemple une phrase ou un discours). À ce jour, les principaux résultats portent sur des mesures non sémantiques telles que la transmissibilité (par exemple par Claidière <text:span text:style-name="T70">et</text:span><text:span text:style-name="T71"> </text:span><text:span text:style-name="T72">al.</text:span>, 2014, qui étudient les transformations de motifs visuels abstraits chez les grands singes) ou la mémorabilité (Danescu-Niculescu-Mizil <text:span text:style-name="T73">et</text:span><text:span text:style-name="T74"> </text:span><text:span text:style-name="T75">al.</text:span>, 2012),<text:note text:id="ftn7" text:note-class="footnote"><text:note-citation>8</text:note-citation><text:note-body><text:p text:style-name="Footnote">Danescu-Niculescu-Mizil <text:span text:style-name="T76">et</text:span><text:span text:style-name="T77"> </text:span><text:span text:style-name="T78">al.</text:span> (2012) montrent d'ailleurs, de façon intéressante, qu'un énoncé mémorable est souvent un énoncé très adaptable au contexte, ce qui renforce l'importance de ce dernier.</text:p></text:note-body></text:note> ou impliquent une importante composante interprétative prenant le contexte en compte (Moussaïd, Brighton et Gaissmaier, 2015).</text:p>
      <text:p text:style-name="Text_20_body">La mémétique n'affronte donc pas le problème du sens, ce qui réduit son pouvoir explicatif à des situations où les mèmes sont essentiellement définis par leur forme extérieure, ou sont univoques (une partie des mèmes internet correspond à ce cas). Dépasser cette limite nécessite d'écarter le postulat initial de la mémétique, qui consiste à abstraire un énoncé de son contexte; il faut au contraire penser le contexte, comme la linguistique et l'anthropologie le font depuis longtemps et comme l'approche énactive des sciences cognitives est en train de le développer.<text:note text:id="ftn8" text:note-class="footnote"><text:note-citation>9</text:note-citation><text:note-body><text:p text:style-name="Footnote">Sperber et Wilson (1986) proposent une théorie représentationnelle du sens, en reliant l'interprétation d'un énoncé aux nouvelles inférences pertinentes que celui-ci permet de faire dans un contexte donné (la pertinence de ces inférences étant le point essentiel). À notre connaissance, cette proposition n'est pas utilisée aujourd'hui dans l'étude de l'épidémiologie des représentations. Mais bien qu'elle soit hors du périmètre de cet article, il serait profitable de la comparer à la proposition énactive que nous présentons dans la partie suivante.</text:p></text:note-body></text:note></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explique Becker (1996), le passage du qualitatif au quantitatif consiste essentiellement à sélectionner certaines composantes d'un phénomène pour les agréger en grande quantité, avec une perte de précision dans l'observation individuelle correspondant aux composantes et aux interaction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comme on l'a vu, les situations de communication et de locution font partie des composantes perdues par une analyse quantitative, rendant impossible une analyse sémantique. Une analyse quantitative de la signification nécessite donc de penser le contexte comme élément essentiel.</text:p>
      <text:p text:style-name="Text_20_body">En développant une autre métaphore de la cognition que la métaphore cybernétique fondant les sciences cognitives classiques, le "tournant E" en sciences cognitives et plus particulièrement l'approche énactive proposent précisément une définition de la cognition centrée sur la relation des organismes à leur environnement. Dans cette dernière partie nous tentons de présenter les grandes lignes de cette tradition, sans pouvoir lui rendre justice, mais en esquissant les idées soutenant une approche non-représentationnelle du langage ayant le potentiel de surmonter certains problèmes de la mémétique.</text:p>
      <text:p text:style-name="Text_20_body">La première articulation concrète de cette approche dans les sciences cognitives est habituellement attribuée à Varela, Thompson et Rosch (1991) qui, les premiers, développent une étude de la cognition inspirée de (et compatible avec)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citant également Torrance, 2006 ; et Thompson, 2007, pour des discussions détaillées). Des nombreux développements qui ont suivi, nous dégageons les quatre étapes conceptuelles suivantes.</text:p>
      <text:p text:style-name="Text_20_body">La première étape est une reconceptualisation de la façon dont un organisme perçoit son environnement, permettant de résoudre certains paradoxes qui apparaissaient dans l'étude de la perception visuelle en particulier; c'est l'approche énactive et sensorimotrice de la perception, qui considère la perception comme une "activité exploratoire" (O’Regan et Noë, 2001 : 2) et non comme un problème d'inférence à partir de mesures dégradées. Pour cette approche, percevoir visuellement un objet n'est pas se représenter sa forme et ses propriétés (couleur, rugosité, etc.),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également de comprendre pourquoi les différentes modalités sensorielles créent en nous différentes sensations: voir et entendre sont deux sensations bien différentes, parce que la façon dont les stimulations visuelles et auditives se déforment lors d'un mouvement (les "contingences sensorimotrices") sont différentes. À l'inverse, une personne aveugle équipée d'un appareil de substitution visuelle tactile, appareil qui reproduit les motifs de luminance captés par une caméra sous forme de vibrations sur la peau (par exemple dans le dos), témoignera d'une sensation similaire à celle de la vision naturelle (cette sensation disparaît lorsque le sujet ne contrôle pas les mouvements de la caméra, O’Regan et Noë, 2001 : 20). Cette approche conçoit donc la perception et l'action ensemble comme une boucle dynamique d'interaction avec l'environnement.</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étant précaire (elle se dissout si les processus qui forment le système dynamique cessent), toute interaction de l'organisme avec son environnement a du sens et une valeur pour cet organisme, car elle a des conséquences sur le maintien de son identité et son autonomie (ibid.). L'organisme va alors réguler l'intensité de son couplage avec l'environnement en fonction du sens qui émerge de cette interaction (c'est-à-dire en fonction de l'impact que cette interaction peut avoir sur son autonomie). L'interaction avec l'environnement devient alors une activité de faire-sens (ou "sense-making" en anglais); pour l'approche énactive, cette activité par laquelle un organisme est couplé avec son environnement, et régule lui-même ce couplage en fonction de ses intérêts, <text:span text:style-name="T79">est</text:span> précisément la cognition (ibid.).</text:p>
      <text:p text:style-name="Text_20_body">La troisième étape développe la notion d'interaction entre organismes comme composante non réductible à la somme des actions des participants. De Jaegher et Di Paolo (2007) montrent d'un côté comment certaines interactions ne peuvent être comprises qu'en prenant en compte la dynamique de couplage entre les participants (voir par exemple la situation d'interaction minimale étudiée par Auvray, Lenay et Stewart, 2009, où les participants résolvent une tâche collectivement sans pour autant pouvoir distinguer entre l'autre participant et les stimuli propres à l'expérience), et de l'autre comment une interaction entre deux organismes peut acquérir une autonomie propre (comme lorsque deux personnes se croisent dans un couloir étroit et que chacune essaye d'éviter l'autre, mais les deux se déplacent à chaque fois du même côté, De Jaegher et Di Paolo, 2007 : 9) et agir sur la perception des participants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ve (ou "participatory sense-making"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comme des façons de gérer les tensions inhérentes entre, d'une part, la régulation qu'un organisme exerce sur son propre couplage avec son environnement, et d'autre part, la régulation que l'interaction (qui acquiert une autonomie propre) lui impose. En effet, la dynamique d'une interaction crée des phénomènes qui agissent en retour sur les participants (par exemple les croisements en anti-phase dans la simulation de croisement perceptuel de Di Paolo, Rohde et Iizuka, 2008 : 286), et qui, en se répétant, créent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ou recevoir (Cuffari, Di Paolo et De Jaegher, 2014 : 14). Celle-ci donne lieu à l'émergence de nouvelles conventions contraignantes, et ainsi de suite récursivement: "À travers une navigation coordonnée et exploratoire entre faire-sens individuel et interactif, les créatures sociales génèrent des conventions comportementales-organisationnelles récursives et réplicables" (Cuffari, Di Paolo et De Jaegher, 2014 : 4). Ainsi, l'activité langagière "émerge comme une forme spéciale d'agence sociale, c'est-à-dire une solution particulière à une certaine progression de problèmes conceptuels venant de tension récurrentes entre les niveaux individuel et interactif du faire-sens" (Cuffari, Di Paolo et De Jaegher, 2014 : 4). Dans ce cadre, "les mots sont des motifs disponibles pour énacter certaines formes de faire-sens" (Cuffari, Di Paolo et De Jaegher, 2014 : 32).</text:p>
      <text:p text:style-name="Text_20_body">Ces quatre étapes conceptuelles, bien que sommairement présentées, donnent une idée approximative de la façon dont l'approche énactive propose d'étudier le langage: comme un processus d'interaction dans un contexte, plutôt que comme un système de règles abstraites. Si une telle approche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Cependant, une de ses ambitions est de fournir un cadre à l'étude quantitative du sens et de l'interprétation, ce qui en fait une alternative potentielle à la mémétique appliquée à la linguistique (et aux approches apparentées).</text:p>
      <text:h text:style-name="Heading_20_1" text:outline-level="1">Conclusion</text:h>
      <text:p text:style-name="First_20_paragraph">La mémétique et l'épidémiologie des représentations proposent des descriptions unifiées de la société. Dans leurs versions restreintes, ces propositions se traduisent en modèles applicables à l'analyse linguistique de la diffusion et des mutations dans les réseaux sociaux numériques. Si ces modèles apportent de l'intelligibilité aux réseaux en ligne, il faut garder à l'esprit que leur champ d'application est en réalité limité aux phénomènes de diffusion stricte ou aux mutations non sémantiques.</text:p>
      <text:p text:style-name="Text_20_body">Tenter de généraliser ces approches, que ce soit au niveau théorique ou empirique, fait apparaître les dichotomies de fond qui les limitent. L'approche non représentationnelle du langage , en particulier, semble pouvoir éclairer utilement la question de la sémantique dans son contexte ; une fois pleinement développée, il sera certainement intéressant de voir ce qu'elle peut apporter à l'étude des réseaux sociaux numériques.</text:p>
      <text:h text:style-name="Heading_20_1" text:outline-level="1">Financements</text:h>
      <text:h text:style-name="Heading_20_1" text:outline-level="1">Remerciements</text:h>
      <text:h text:style-name="Heading_20_1" text:outline-level="1">Bibliographie</text:h>
      <text:p text:style-name="First_20_paragraph">Adamic, Lada A., Thomas M. Lento, Eytan Adar et Pauline C. Ng. 2014. Information Evolution in Social Networks. <text:span text:style-name="T80">arXiv</text:span><text:span text:style-name="T81">:</text:span><text:span text:style-name="T82">1402</text:span><text:span text:style-name="T83">.</text:span><text:span text:style-name="T84">6792</text:span><text:span text:style-name="T85"> </text:span><text:span text:style-name="T86">[</text:span><text:span text:style-name="T87">physics</text:span><text:span text:style-name="T88">]</text:span>. <text:a xlink:type="simple" xlink:href="http://arxiv.org/abs/1402.6792" office:name=""><text:span text:style-name="Definition">http://arxiv.org/abs/1402.6792</text:span></text:a> (21 février 2016).</text:p>
      <text:p text:style-name="Text_20_body">Aunger, Robert. 2000. <text:span text:style-name="T89">Darwinizing</text:span><text:span text:style-name="T90"> </text:span><text:span text:style-name="T91">culture:</text:span><text:span text:style-name="T92"> </text:span><text:span text:style-name="T93">the</text:span><text:span text:style-name="T94"> </text:span><text:span text:style-name="T95">status</text:span><text:span text:style-name="T96"> </text:span><text:span text:style-name="T97">of</text:span><text:span text:style-name="T98"> </text:span><text:span text:style-name="T99">memetics</text:span><text:span text:style-name="T100"> </text:span><text:span text:style-name="T101">as</text:span><text:span text:style-name="T102"> </text:span><text:span text:style-name="T103">a</text:span><text:span text:style-name="T104"> </text:span><text:span text:style-name="T105">science</text:span>. Oxford; New York: Oxford University Press.</text:p>
      <text:p text:style-name="Text_20_body">Auvray, Malika, Charles Lenay et John Stewart. 2009. Perceptual interactions in a minimalist virtual environment. <text:span text:style-name="T106">New</text:span><text:span text:style-name="T107"> </text:span><text:span text:style-name="T108">Ideas</text:span><text:span text:style-name="T109"> </text:span><text:span text:style-name="T110">in</text:span><text:span text:style-name="T111"> </text:span><text:span text:style-name="T112">Psychology</text:span> 27(1). 32‑47. doi:<text:a xlink:type="simple" xlink:href="https://doi.org/10.1016/j.newideapsych.2007.12.002" office:name=""><text:span text:style-name="Definition">10.1016/j.newideapsych.2007.12.002</text:span></text:a>. <text:a xlink:type="simple" xlink:href="http://www.sciencedirect.com/science/article/pii/S0732118X07000748" office:name=""><text:span text:style-name="Definition">http://www.sciencedirect.com/science/article/pii/S0732118X07000748</text:span></text:a> (13 octobre 2015).</text:p>
      <text:p text:style-name="Text_20_body">Bateson, Gregory. 1972. <text:span text:style-name="T113">Steps</text:span><text:span text:style-name="T114"> </text:span><text:span text:style-name="T115">to</text:span><text:span text:style-name="T116"> </text:span><text:span text:style-name="T117">an</text:span><text:span text:style-name="T118"> </text:span><text:span text:style-name="T119">Ecology</text:span><text:span text:style-name="T120"> </text:span><text:span text:style-name="T121">of</text:span><text:span text:style-name="T122"> </text:span><text:span text:style-name="T123">Mind</text:span><text:span text:style-name="T124">:</text:span><text:span text:style-name="T125"> </text:span><text:span text:style-name="T126">Collected</text:span><text:span text:style-name="T127"> </text:span><text:span text:style-name="T128">Essays</text:span><text:span text:style-name="T129"> </text:span><text:span text:style-name="T130">in</text:span><text:span text:style-name="T131"> </text:span><text:span text:style-name="T132">Anthropology</text:span><text:span text:style-name="T133">,</text:span><text:span text:style-name="T134"> </text:span><text:span text:style-name="T135">Psychiatry</text:span><text:span text:style-name="T136">,</text:span><text:span text:style-name="T137"> </text:span><text:span text:style-name="T138">Evolution</text:span><text:span text:style-name="T139">,</text:span><text:span text:style-name="T140"> </text:span><text:span text:style-name="T141">and</text:span><text:span text:style-name="T142"> </text:span><text:span text:style-name="T143">Epistemology</text:span>. University of Chicago Press.</text:p>
      <text:p text:style-name="Text_20_body">Becker, Howard S. 1996. The epistemology of qualitative research. In R. Jessor, A. Colby et R. A. Shweder (éd.), <text:span text:style-name="T144">Ethnography</text:span><text:span text:style-name="T145"> </text:span><text:span text:style-name="T146">and</text:span><text:span text:style-name="T147"> </text:span><text:span text:style-name="T148">human</text:span><text:span text:style-name="T149"> </text:span><text:span text:style-name="T150">development:</text:span><text:span text:style-name="T151"> </text:span><text:span text:style-name="T152">Context</text:span><text:span text:style-name="T153"> </text:span><text:span text:style-name="T154">and</text:span><text:span text:style-name="T155"> </text:span><text:span text:style-name="T156">meaning</text:span><text:span text:style-name="T157"> </text:span><text:span text:style-name="T158">in</text:span><text:span text:style-name="T159"> </text:span><text:span text:style-name="T160">social</text:span><text:span text:style-name="T161"> </text:span><text:span text:style-name="T162">inquiry</text:span>, 53‑71. (The John D. and Catherine T. MacArthur Foundation series on mental health and development.). Chicago, IL, US: University of Chicago Press.</text:p>
      <text:p text:style-name="Text_20_body">Bourdieu, Pierre. 1980. <text:span text:style-name="T163">Le</text:span><text:span text:style-name="T164"> </text:span><text:span text:style-name="T165">sens</text:span><text:span text:style-name="T166"> </text:span><text:span text:style-name="T167">pratique</text:span>. Paris: Editions de Minuit.</text:p>
      <text:p text:style-name="Text_20_body">Boyd, Robert et Peter J Richerson. 1985. <text:span text:style-name="T168">Culture</text:span><text:span text:style-name="T169"> </text:span><text:span text:style-name="T170">and</text:span><text:span text:style-name="T171"> </text:span><text:span text:style-name="T172">the</text:span><text:span text:style-name="T173"> </text:span><text:span text:style-name="T174">evolutionary</text:span><text:span text:style-name="T175"> </text:span><text:span text:style-name="T176">process</text:span>. Chicago: University of Chicago Press.</text:p>
      <text:p text:style-name="Text_20_body">Chomsky, Noam. 1959. A Review of B. F. Skinner’s Verbal Behavior. <text:span text:style-name="T177">Language</text:span> 35(1). 26‑58. <text:a xlink:type="simple" xlink:href="http://cogprints.org/1148/1/chomsky.htm" office:name=""><text:span text:style-name="Definition">http://cogprints.org/1148/1/chomsky.htm</text:span></text:a> (24 octobre 2016).</text:p>
      <text:p text:style-name="Text_20_body">Chomsky, Noam. 2005. <text:span text:style-name="T178">Rules</text:span><text:span text:style-name="T179"> </text:span><text:span text:style-name="T180">and</text:span><text:span text:style-name="T181"> </text:span><text:span text:style-name="T182">Representations</text:span>. Columbia University Press.</text:p>
      <text:p text:style-name="Text_20_body">Claidière, Nicolas, Kenny Smith, Simon Kirby et Joël Fagot. 2014. Cultural evolution of systematically structured behaviour in a non-human primate. <text:span text:style-name="T183">Proceedings</text:span><text:span text:style-name="T184"> </text:span><text:span text:style-name="T185">of</text:span><text:span text:style-name="T186"> </text:span><text:span text:style-name="T187">the</text:span><text:span text:style-name="T188"> </text:span><text:span text:style-name="T189">Royal</text:span><text:span text:style-name="T190"> </text:span><text:span text:style-name="T191">Society</text:span><text:span text:style-name="T192"> </text:span><text:span text:style-name="T193">of</text:span><text:span text:style-name="T194"> </text:span><text:span text:style-name="T195">London</text:span><text:span text:style-name="T196"> </text:span><text:span text:style-name="T197">B</text:span><text:span text:style-name="T198">:</text:span><text:span text:style-name="T199"> </text:span><text:span text:style-name="T200">Biological</text:span><text:span text:style-name="T201"> </text:span><text:span text:style-name="T202">Sciences</text:span> 281(1797). 20141541. doi:<text:a xlink:type="simple" xlink:href="https://doi.org/10.1098/rspb.2014.1541" office:name=""><text:span text:style-name="Definition">10.1098/rspb.2014.1541</text:span></text:a>. <text:a xlink:type="simple" xlink:href="http://rspb.royalsocietypublishing.org/content/281/1797/20141541" office:name=""><text:span text:style-name="Definition">http://rspb.royalsocietypublishing.org/content/281/1797/20141541</text:span></text:a> (31 mars 2015).</text:p>
      <text:p text:style-name="Text_20_body">Cosmides, Leda et John Tooby. 1997. Evolutionary Psychology: A Primer. <text:a xlink:type="simple" xlink:href="http://www.psych.ucsb.edu/research/cep/primer.html" office:name=""><text:span text:style-name="Definition">http://www.psych.ucsb.edu/research/cep/primer.html</text:span></text:a> (19 décembre 2011).</text:p>
      <text:p text:style-name="Text_20_body">Croft, William. 2013. An evolutionary model of language change and language structure. In, <text:span text:style-name="T203">Explaining</text:span><text:span text:style-name="T204"> </text:span><text:span text:style-name="T205">Language</text:span><text:span text:style-name="T206"> </text:span><text:span text:style-name="T207">Change</text:span><text:span text:style-name="T208">:</text:span><text:span text:style-name="T209"> </text:span><text:span text:style-name="T210">An</text:span><text:span text:style-name="T211"> </text:span><text:span text:style-name="T212">Evolutionary</text:span><text:span text:style-name="T213"> </text:span><text:span text:style-name="T214">Approach</text:span>. Draft 2nd edition (revised). <text:a xlink:type="simple" xlink:href="http://www.unm.edu/~wcroft/Papers/ELC2-Chap02.pdf" office:name=""><text:span text:style-name="Definition">http://www.unm.edu/~wcroft/Papers/ELC2-Chap02.pdf</text:span></text:a> (5 octobre 2016).</text:p>
      <text:p text:style-name="Text_20_body">Cuffari, Elena Clare, Ezequiel Di Paolo et Hanne De Jaegher. 2014. From participatory sense-making to language: there and back again. doi:<text:a xlink:type="simple" xlink:href="https://doi.org/10.1007/s11097-014-9404-9" office:name=""><text:span text:style-name="Definition">10.1007/s11097-014-9404-9</text:span></text:a>. <text:a xlink:type="simple" xlink:href="http://link.springer.com/article/10.1007/s11097-014-9404-9/fulltext.html" office:name=""><text:span text:style-name="Definition">http://link.springer.com/article/10.1007/s11097-014-9404-9/fulltext.html</text:span></text:a> (30 septembre 2015).</text:p>
      <text:p text:style-name="Text_20_body">Danescu-Niculescu-Mizil, Cristian, Justin Cheng, Jon Kleinberg et Lillian Lee. 2012. You had me at hello: How phrasing affects memorability. <text:span text:style-name="T215">arXiv</text:span><text:span text:style-name="T216">:</text:span><text:span text:style-name="T217">1203</text:span><text:span text:style-name="T218">.</text:span><text:span text:style-name="T219">6360</text:span><text:span text:style-name="T220"> </text:span><text:span text:style-name="T221">[</text:span><text:span text:style-name="T222">physics</text:span><text:span text:style-name="T223">]</text:span>. <text:a xlink:type="simple" xlink:href="http://arxiv.org/abs/1203.6360" office:name=""><text:span text:style-name="Definition">http://arxiv.org/abs/1203.6360</text:span></text:a> (12 février 2016).</text:p>
      <text:p text:style-name="Text_20_body">Darwin, Charles. 1981. <text:span text:style-name="T224">The</text:span><text:span text:style-name="T225"> </text:span><text:span text:style-name="T226">Descent</text:span><text:span text:style-name="T227"> </text:span><text:span text:style-name="T228">of</text:span><text:span text:style-name="T229"> </text:span><text:span text:style-name="T230">Man</text:span><text:span text:style-name="T231">,</text:span><text:span text:style-name="T232"> </text:span><text:span text:style-name="T233">and</text:span><text:span text:style-name="T234"> </text:span><text:span text:style-name="T235">Selection</text:span><text:span text:style-name="T236"> </text:span><text:span text:style-name="T237">in</text:span><text:span text:style-name="T238"> </text:span><text:span text:style-name="T239">Relation</text:span><text:span text:style-name="T240"> </text:span><text:span text:style-name="T241">to</text:span><text:span text:style-name="T242"> </text:span><text:span text:style-name="T243">Sex</text:span>. Princeton, N.J.: Princeton University Press.</text:p>
      <text:p text:style-name="Text_20_body">Dawkins, Richard. 2006. <text:span text:style-name="T244">The</text:span><text:span text:style-name="T245"> </text:span><text:span text:style-name="T246">selfish</text:span><text:span text:style-name="T247"> </text:span><text:span text:style-name="T248">gene</text:span>. Oxford; New York: Oxford University Press.</text:p>
      <text:p text:style-name="Text_20_body">De Jaegher, Hanne et Ezequiel Di Paolo. 2007. Participatory sense-making. <text:span text:style-name="T249">Phenomenology</text:span><text:span text:style-name="T250"> </text:span><text:span text:style-name="T251">and</text:span><text:span text:style-name="T252"> </text:span><text:span text:style-name="T253">the</text:span><text:span text:style-name="T254"> </text:span><text:span text:style-name="T255">Cognitive</text:span><text:span text:style-name="T256"> </text:span><text:span text:style-name="T257">Sciences</text:span> 6(4). 485‑507. doi:<text:a xlink:type="simple" xlink:href="https://doi.org/10.1007/s11097-007-9076-9" office:name=""><text:span text:style-name="Definition">10.1007/s11097-007-9076-9</text:span></text:a>. <text:a xlink:type="simple" xlink:href="http://link.springer.com/article/10.1007/s11097-007-9076-9" office:name=""><text:span text:style-name="Definition">http://link.springer.com/article/10.1007/s11097-007-9076-9</text:span></text:a> (27 novembre 2014).</text:p>
      <text:p text:style-name="Text_20_body">Di Paolo, Ezequiel A., Marieke Rohde et Hiroyuki Iizuka. 2008. Sensitivity to social contingency or stability of interaction? Modelling the dynamics of perceptual crossing. <text:span text:style-name="T258">New</text:span><text:span text:style-name="T259"> </text:span><text:span text:style-name="T260">Ideas</text:span><text:span text:style-name="T261"> </text:span><text:span text:style-name="T262">in</text:span><text:span text:style-name="T263"> </text:span><text:span text:style-name="T264">Psychology</text:span> 26(2). (Dynamics and Psychology). 278‑294. doi:<text:a xlink:type="simple" xlink:href="https://doi.org/10.1016/j.newideapsych.2007.07.006" office:name=""><text:span text:style-name="Definition">10.1016/j.newideapsych.2007.07.006</text:span></text:a>. <text:a xlink:type="simple" xlink:href="http://www.sciencedirect.com/science/article/pii/S0732118X07000438" office:name=""><text:span text:style-name="Definition">http://www.sciencedirect.com/science/article/pii/S0732118X07000438</text:span></text:a> (15 juin 2016).</text:p>
      <text:p text:style-name="Text_20_body">Fisher, Ronald A et J. H Bennett. 1999. <text:span text:style-name="T265">The</text:span><text:span text:style-name="T266"> </text:span><text:span text:style-name="T267">genetical</text:span><text:span text:style-name="T268"> </text:span><text:span text:style-name="T269">theory</text:span><text:span text:style-name="T270"> </text:span><text:span text:style-name="T271">of</text:span><text:span text:style-name="T272"> </text:span><text:span text:style-name="T273">natural</text:span><text:span text:style-name="T274"> </text:span><text:span text:style-name="T275">selection:</text:span><text:span text:style-name="T276"> </text:span><text:span text:style-name="T277">a</text:span><text:span text:style-name="T278"> </text:span><text:span text:style-name="T279">complete</text:span><text:span text:style-name="T280"> </text:span><text:span text:style-name="T281">variorum</text:span><text:span text:style-name="T282"> </text:span><text:span text:style-name="T283">edition</text:span>. Oxford: Oxford University Press.</text:p>
      <text:p text:style-name="Text_20_body">Fodor, Jerry A. 1975. <text:span text:style-name="T284">The</text:span><text:span text:style-name="T285"> </text:span><text:span text:style-name="T286">Language</text:span><text:span text:style-name="T287"> </text:span><text:span text:style-name="T288">of</text:span><text:span text:style-name="T289"> </text:span><text:span text:style-name="T290">Thought</text:span>. New York: Crowell.</text:p>
      <text:p text:style-name="Text_20_body">Fodor, Jerry A. 1983. <text:span text:style-name="T291">The</text:span><text:span text:style-name="T292"> </text:span><text:span text:style-name="T293">Modularity</text:span><text:span text:style-name="T294"> </text:span><text:span text:style-name="T295">of</text:span><text:span text:style-name="T296"> </text:span><text:span text:style-name="T297">Mind</text:span><text:span text:style-name="T298">:</text:span><text:span text:style-name="T299"> </text:span><text:span text:style-name="T300">An</text:span><text:span text:style-name="T301"> </text:span><text:span text:style-name="T302">Essay</text:span><text:span text:style-name="T303"> </text:span><text:span text:style-name="T304">on</text:span><text:span text:style-name="T305"> </text:span><text:span text:style-name="T306">Faculty</text:span><text:span text:style-name="T307"> </text:span><text:span text:style-name="T308">Psychology</text:span>. Cambridge, Mass.: MIT Press.</text:p>
      <text:p text:style-name="Text_20_body">Gibson, James J. 2014. <text:span text:style-name="T309">The</text:span><text:span text:style-name="T310"> </text:span><text:span text:style-name="T311">Ecological</text:span><text:span text:style-name="T312"> </text:span><text:span text:style-name="T313">Approach</text:span><text:span text:style-name="T314"> </text:span><text:span text:style-name="T315">to</text:span><text:span text:style-name="T316"> </text:span><text:span text:style-name="T317">Visual</text:span><text:span text:style-name="T318"> </text:span><text:span text:style-name="T319">Perception</text:span><text:span text:style-name="T320">:</text:span><text:span text:style-name="T321"> </text:span><text:span text:style-name="T322">Classic</text:span><text:span text:style-name="T323"> </text:span><text:span text:style-name="T324">Edition</text:span>. Psychology Press.</text:p>
      <text:p text:style-name="Text_20_body">Gould, Stephen Jay. 1977. <text:span text:style-name="T325">Ontogeny</text:span><text:span text:style-name="T326"> </text:span><text:span text:style-name="T327">and</text:span><text:span text:style-name="T328"> </text:span><text:span text:style-name="T329">phylogeny</text:span>. Cambridge, Mass.: Belknap Press of Harvard University Press.</text:p>
      <text:p text:style-name="Text_20_body">Hutto, Daniel D et Erik Myin. 2013. <text:span text:style-name="T330">Radicalizing</text:span><text:span text:style-name="T331"> </text:span><text:span text:style-name="T332">Enactivism</text:span><text:span text:style-name="T333">:</text:span><text:span text:style-name="T334"> </text:span><text:span text:style-name="T335">Basic</text:span><text:span text:style-name="T336"> </text:span><text:span text:style-name="T337">Minds</text:span><text:span text:style-name="T338"> </text:span><text:span text:style-name="T339">Without</text:span><text:span text:style-name="T340"> </text:span><text:span text:style-name="T341">Content</text:span>. Cambridge, Mass.: MIT Press. <text:a xlink:type="simple" xlink:href="http://public.eblib.com/choice/publicfullrecord.aspx?p=3339551" office:name=""><text:span text:style-name="Definition">http://public.eblib.com/choice/publicfullrecord.aspx?p=3339551</text:span></text:a> (16 octobre 2016).</text:p>
      <text:p text:style-name="Text_20_body">Ingold, Tim. 1997. From the Transmission of Representations to the Education of Attention. <text:a xlink:type="simple" xlink:href="http://lchc.ucsd.edu/MCA/Paper/ingold/ingold1.htm" office:name=""><text:span text:style-name="Definition">http://lchc.ucsd.edu/MCA/Paper/ingold/ingold1.htm</text:span></text:a> (8 décembre 2014).</text:p>
      <text:p text:style-name="Text_20_body">Ingold, Tim. 1999. Three in one: on dissolving the distinctions between body, mind and culture. <text:a xlink:type="simple" xlink:href="http://lchc.ucsd.edu/MCA/Paper/ingold/ingold2.htm" office:name=""><text:span text:style-name="Definition">http://lchc.ucsd.edu/MCA/Paper/ingold/ingold2.htm</text:span></text:a> (14 novembre 2014).</text:p>
      <text:p text:style-name="Text_20_body">Ingold, Tim. 2004. Beyond biology and culture. The meaning of evolution in a relational world. <text:span text:style-name="T342">Social</text:span><text:span text:style-name="T343"> </text:span><text:span text:style-name="T344">Anthropology</text:span> 12(2). 209‑221. doi:<text:a xlink:type="simple" xlink:href="https://doi.org/10.1111/j.1469-8676.2004.tb00102.x" office:name=""><text:span text:style-name="Definition">10.1111/j.1469-8676.2004.tb00102.x</text:span></text:a>. <text:a xlink:type="simple" xlink:href="http://onlinelibrary.wiley.com/doi/10.1111/j.1469-8676.2004.tb00102.x/abstract" office:name=""><text:span text:style-name="Definition">http://onlinelibrary.wiley.com/doi/10.1111/j.1469-8676.2004.tb00102.x/abstract</text:span></text:a> (13 février 2015).</text:p>
      <text:p text:style-name="Text_20_body">Ingold, Tim. 2007. The trouble with « evolutionary biology ». <text:span text:style-name="T345">Anthropology</text:span><text:span text:style-name="T346"> </text:span><text:span text:style-name="T347">Today</text:span> 23(2). 13‑17. doi:<text:a xlink:type="simple" xlink:href="https://doi.org/10.1111/j.1467-8322.2007.00497.x" office:name=""><text:span text:style-name="Definition">10.1111/j.1467-8322.2007.00497.x</text:span></text:a>. <text:a xlink:type="simple" xlink:href="http://onlinelibrary.wiley.com/doi/10.1111/j.1467-8322.2007.00497.x/abstract" office:name=""><text:span text:style-name="Definition">http://onlinelibrary.wiley.com/doi/10.1111/j.1467-8322.2007.00497.x/abstract</text:span></text:a> (13 février 2015).</text:p>
      <text:p text:style-name="Text_20_body">Ingold, Tim et Gisli Palsson. 2014. Biosocial Becomings Integrating Social and Biological Anthropology Biological anthropology and primatology. <text:span text:style-name="T348">Cambridge</text:span><text:span text:style-name="T349"> </text:span><text:span text:style-name="T350">University</text:span><text:span text:style-name="T351"> </text:span><text:span text:style-name="T352">Press</text:span>. <text:a xlink:type="simple" xlink:href="http://www.cambridge.org/ar/academic/subjects/life-sciences/biological-anthropology-and-primatology/biosocial-becomings-integrating-social-and-biological-anthropology?format=HB" office:name=""><text:span text:style-name="Definition">http://www.cambridge.org/ar/academic/subjects/life-sciences/biological-anthropology-and-primatology/biosocial-becomings-integrating-social-and-biological-anthropology?format=HB</text:span></text:a> (14 novembre 2014).</text:p>
      <text:p text:style-name="Text_20_body">Jablonka, Eva M. 2001. The Systems of Inheritance. In Susan Oyama, Paul Griffiths et Russell D Gray (éd.), <text:span text:style-name="T353">Cycles</text:span><text:span text:style-name="T354"> </text:span><text:span text:style-name="T355">of</text:span><text:span text:style-name="T356"> </text:span><text:span text:style-name="T357">contingency:</text:span><text:span text:style-name="T358"> </text:span><text:span text:style-name="T359">developmental</text:span><text:span text:style-name="T360"> </text:span><text:span text:style-name="T361">systems</text:span><text:span text:style-name="T362"> </text:span><text:span text:style-name="T363">and</text:span><text:span text:style-name="T364"> </text:span><text:span text:style-name="T365">evolution</text:span>, 99‑116. Cambridge, Mass.: MIT Press.</text:p>
      <text:p text:style-name="Text_20_body">Krakauer, David, Nils Bertschinger, Eckehard Olbrich, Nihat Ay et Jessica C. Flack. 2014. The Information Theory of Individuality. <text:span text:style-name="T366">arXiv</text:span><text:span text:style-name="T367">:</text:span><text:span text:style-name="T368">1412</text:span><text:span text:style-name="T369">.</text:span><text:span text:style-name="T370">2447</text:span><text:span text:style-name="T371"> </text:span><text:span text:style-name="T372">[</text:span><text:span text:style-name="T373">q</text:span><text:span text:style-name="T374">-</text:span><text:span text:style-name="T375">bio</text:span><text:span text:style-name="T376">]</text:span>. <text:a xlink:type="simple" xlink:href="http://arxiv.org/abs/1412.2447" office:name=""><text:span text:style-name="Definition">http://arxiv.org/abs/1412.2447</text:span></text:a> (24 octobre 2016).</text:p>
      <text:p text:style-name="Text_20_body">Kroeber, A. L. 1952. <text:span text:style-name="T377">The</text:span><text:span text:style-name="T378"> </text:span><text:span text:style-name="T379">Nature</text:span><text:span text:style-name="T380"> </text:span><text:span text:style-name="T381">of</text:span><text:span text:style-name="T382"> </text:span><text:span text:style-name="T383">Culture</text:span>. Chicago: University of Chicago Press.</text:p>
      <text:p text:style-name="Text_20_body">Lauf, Aurelien, Mathieu Valette et Leila Khouas. 2013. Analyzing Variation Patterns In Quotes Over Time. <text:span text:style-name="T384">Research</text:span><text:span text:style-name="T385"> </text:span><text:span text:style-name="T386">in</text:span><text:span text:style-name="T387"> </text:span><text:span text:style-name="T388">Computing</text:span><text:span text:style-name="T389"> </text:span><text:span text:style-name="T390">Science</text:span> 70. 223‑232. <text:a xlink:type="simple" xlink:href="http://www.micai.org/rcs/2013_70/Analyzing%20Variation%20Patterns%20In%20Quotes%20Over%20Time.html" office:name=""><text:span text:style-name="Definition">http://www.micai.org/rcs/2013_70/Analyzing%20Variation%20Patterns%20In%20Quotes%20Over%20Time.html</text:span></text:a> (30 juillet 2015).</text:p>
      <text:p text:style-name="Text_20_body">Le, Quoc V. et Tomas Mikolov. 2014. Distributed Representations of Sentences and Documents. <text:span text:style-name="T391">arXiv</text:span><text:span text:style-name="T392">:</text:span><text:span text:style-name="T393">1405</text:span><text:span text:style-name="T394">.</text:span><text:span text:style-name="T395">4053</text:span><text:span text:style-name="T396"> </text:span><text:span text:style-name="T397">[</text:span><text:span text:style-name="T398">cs</text:span><text:span text:style-name="T399">]</text:span>. <text:a xlink:type="simple" xlink:href="http://arxiv.org/abs/1405.4053" office:name=""><text:span text:style-name="Definition">http://arxiv.org/abs/1405.4053</text:span></text:a> (25 octobre 2016).</text:p>
      <text:p text:style-name="Text_20_body">Leskovec, Jure, Lars Backstrom et Jon Kleinberg. 2009. Meme-tracking and the Dynamics of the News Cycle. In, <text:span text:style-name="T400">Proceedings</text:span><text:span text:style-name="T401"> </text:span><text:span text:style-name="T402">of</text:span><text:span text:style-name="T403"> </text:span><text:span text:style-name="T404">the</text:span><text:span text:style-name="T405"> </text:span><text:span text:style-name="T406">15th</text:span><text:span text:style-name="T407"> </text:span><text:span text:style-name="T408">ACM</text:span><text:span text:style-name="T409"> </text:span><text:span text:style-name="T410">SIGKDD</text:span><text:span text:style-name="T411"> </text:span><text:span text:style-name="T412">International</text:span><text:span text:style-name="T413"> </text:span><text:span text:style-name="T414">Conference</text:span><text:span text:style-name="T415"> </text:span><text:span text:style-name="T416">on</text:span><text:span text:style-name="T417"> </text:span><text:span text:style-name="T418">Knowledge</text:span><text:span text:style-name="T419"> </text:span><text:span text:style-name="T420">Discovery</text:span><text:span text:style-name="T421"> </text:span><text:span text:style-name="T422">and</text:span><text:span text:style-name="T423"> </text:span><text:span text:style-name="T424">Data</text:span><text:span text:style-name="T425"> </text:span><text:span text:style-name="T426">Mining</text:span>, 497‑506. (KDD ’09). New York, NY, USA: ACM. doi:<text:a xlink:type="simple" xlink:href="https://doi.org/10.1145/1557019.1557077" office:name=""><text:span text:style-name="Definition">10.1145/1557019.1557077</text:span></text:a>. <text:a xlink:type="simple" xlink:href="http://doi.acm.org/10.1145/1557019.1557077" office:name=""><text:span text:style-name="Definition">http://doi.acm.org/10.1145/1557019.1557077</text:span></text:a> (21 février 2016).</text:p>
      <text:p text:style-name="Text_20_body">Lewontin, Richard C. 2001a. Gene, Organism and Environment: A New Introduction. In Susan Oyama, Paul Griffiths et Russell D Gray (éd.), <text:span text:style-name="T427">Cycles</text:span><text:span text:style-name="T428"> </text:span><text:span text:style-name="T429">of</text:span><text:span text:style-name="T430"> </text:span><text:span text:style-name="T431">contingency:</text:span><text:span text:style-name="T432"> </text:span><text:span text:style-name="T433">developmental</text:span><text:span text:style-name="T434"> </text:span><text:span text:style-name="T435">systems</text:span><text:span text:style-name="T436"> </text:span><text:span text:style-name="T437">and</text:span><text:span text:style-name="T438"> </text:span><text:span text:style-name="T439">evolution</text:span>, 55‑58. Cambridge, Mass.: MIT Press.</text:p>
      <text:p text:style-name="Text_20_body">Lewontin, Richard C. 2001b. Gene, Organism and Environment. In Susan Oyama, Paul Griffiths et Russell D Gray (éd.), <text:span text:style-name="T440">Cycles</text:span><text:span text:style-name="T441"> </text:span><text:span text:style-name="T442">of</text:span><text:span text:style-name="T443"> </text:span><text:span text:style-name="T444">contingency:</text:span><text:span text:style-name="T445"> </text:span><text:span text:style-name="T446">developmental</text:span><text:span text:style-name="T447"> </text:span><text:span text:style-name="T448">systems</text:span><text:span text:style-name="T449"> </text:span><text:span text:style-name="T450">and</text:span><text:span text:style-name="T451"> </text:span><text:span text:style-name="T452">evolution</text:span>, 59‑66. Cambridge, Mass.: MIT Press.</text:p>
      <text:p text:style-name="Text_20_body">Maingueneau, Dominique. 2004. La situation d’énonciation, entre langue et discours. In, <text:span text:style-name="T453">Dix</text:span><text:span text:style-name="T454"> </text:span><text:span text:style-name="T455">ans</text:span><text:span text:style-name="T456"> </text:span><text:span text:style-name="T457">de</text:span><text:span text:style-name="T458"> </text:span><text:span text:style-name="T459">S</text:span><text:span text:style-name="T460">.</text:span><text:span text:style-name="T461">D</text:span><text:span text:style-name="T462">.</text:span><text:span text:style-name="T463">U</text:span><text:span text:style-name="T464">.</text:span>, 197‑210. Craiova, Roumanie: Editura Universitaria Craiova. <text:a xlink:type="simple" xlink:href="http://dominique.maingueneau.pagesperso-orange.fr/pdf/Scene-d-enonciation.pdf" office:name=""><text:span text:style-name="Definition">http://dominique.maingueneau.pagesperso-orange.fr/pdf/Scene-d-enonciation.pdf</text:span></text:a> (22 février 2016).</text:p>
      <text:p text:style-name="Text_20_body">Marr, David. 1982. <text:span text:style-name="T465">Vision:</text:span><text:span text:style-name="T466"> </text:span><text:span text:style-name="T467">A</text:span><text:span text:style-name="T468"> </text:span><text:span text:style-name="T469">Computational</text:span><text:span text:style-name="T470"> </text:span><text:span text:style-name="T471">Investigation</text:span><text:span text:style-name="T472"> </text:span><text:span text:style-name="T473">into</text:span><text:span text:style-name="T474"> </text:span><text:span text:style-name="T475">the</text:span><text:span text:style-name="T476"> </text:span><text:span text:style-name="T477">Human</text:span><text:span text:style-name="T478"> </text:span><text:span text:style-name="T479">Representation</text:span><text:span text:style-name="T480"> </text:span><text:span text:style-name="T481">and</text:span><text:span text:style-name="T482"> </text:span><text:span text:style-name="T483">Processing</text:span><text:span text:style-name="T484"> </text:span><text:span text:style-name="T485">of</text:span><text:span text:style-name="T486"> </text:span><text:span text:style-name="T487">Visual</text:span><text:span text:style-name="T488"> </text:span><text:span text:style-name="T489">Information</text:span>. New York: W.H. Freeman.</text:p>
      <text:p text:style-name="Text_20_body">Maturana, Humberto R et Francisco J Varela. 1980. <text:span text:style-name="T490">Autopoiesis</text:span><text:span text:style-name="T491"> </text:span><text:span text:style-name="T492">and</text:span><text:span text:style-name="T493"> </text:span><text:span text:style-name="T494">Cognition</text:span><text:span text:style-name="T495">:</text:span><text:span text:style-name="T496"> </text:span><text:span text:style-name="T497">The</text:span><text:span text:style-name="T498"> </text:span><text:span text:style-name="T499">Realization</text:span><text:span text:style-name="T500"> </text:span><text:span text:style-name="T501">of</text:span><text:span text:style-name="T502"> </text:span><text:span text:style-name="T503">the</text:span><text:span text:style-name="T504"> </text:span><text:span text:style-name="T505">Living</text:span>. Dordrecht, Holland; Boston: D. Reidel Pub. Co.</text:p>
      <text:p text:style-name="Text_20_body">Mauss, Marcel. 1979. <text:span text:style-name="T506">Sociology</text:span><text:span text:style-name="T507"> </text:span><text:span text:style-name="T508">and</text:span><text:span text:style-name="T509"> </text:span><text:span text:style-name="T510">psychology:</text:span><text:span text:style-name="T511"> </text:span><text:span text:style-name="T512">Essays</text:span><text:span text:style-name="T513">.</text:span><text:span text:style-name="T514"> </text:span><text:span text:style-name="T515">Transl</text:span><text:span text:style-name="T516">.</text:span><text:span text:style-name="T517"> </text:span><text:span text:style-name="T518">by</text:span><text:span text:style-name="T519"> </text:span><text:span text:style-name="T520">Ben</text:span><text:span text:style-name="T521"> </text:span><text:span text:style-name="T522">Brewster</text:span><text:span text:style-name="T523">.</text:span> London: Routledge &amp; Kegan Paul.</text:p>
      <text:p text:style-name="Text_20_body">Menary, Richard. 2006. <text:span text:style-name="T524">Radical</text:span><text:span text:style-name="T525"> </text:span><text:span text:style-name="T526">Enactivism</text:span><text:span text:style-name="T527">:</text:span><text:span text:style-name="T528"> </text:span><text:span text:style-name="T529">Intentionality</text:span><text:span text:style-name="T530">,</text:span><text:span text:style-name="T531"> </text:span><text:span text:style-name="T532">Phenomenology</text:span><text:span text:style-name="T533">,</text:span><text:span text:style-name="T534"> </text:span><text:span text:style-name="T535">and</text:span><text:span text:style-name="T536"> </text:span><text:span text:style-name="T537">Narrative</text:span><text:span text:style-name="T538">:</text:span><text:span text:style-name="T539"> </text:span><text:span text:style-name="T540">Focus</text:span><text:span text:style-name="T541"> </text:span><text:span text:style-name="T542">on</text:span><text:span text:style-name="T543"> </text:span><text:span text:style-name="T544">the</text:span><text:span text:style-name="T545"> </text:span><text:span text:style-name="T546">Philosophy</text:span><text:span text:style-name="T547"> </text:span><text:span text:style-name="T548">of</text:span><text:span text:style-name="T549"> </text:span><text:span text:style-name="T550">Daniel</text:span><text:span text:style-name="T551"> </text:span><text:span text:style-name="T552">D</text:span><text:span text:style-name="T553">.</text:span><text:span text:style-name="T554"> </text:span><text:span text:style-name="T555">Hutto</text:span>. Amsterdam; Philadelphia: J. Benjamins Pub. Co. <text:a xlink:type="simple" xlink:href="http://public.eblib.com/choice/publicfullrecord.aspx?p=623028" office:name=""><text:span text:style-name="Definition">http://public.eblib.com/choice/publicfullrecord.aspx?p=623028</text:span></text:a> (16 octobre 2016).</text:p>
      <text:p text:style-name="Text_20_body">Mesoudi, Alex. 2011. <text:span text:style-name="T556">Cultural</text:span><text:span text:style-name="T557"> </text:span><text:span text:style-name="T558">Evolution</text:span><text:span text:style-name="T559">:</text:span><text:span text:style-name="T560"> </text:span><text:span text:style-name="T561">How</text:span><text:span text:style-name="T562"> </text:span><text:span text:style-name="T563">Darwinian</text:span><text:span text:style-name="T564"> </text:span><text:span text:style-name="T565">Theory</text:span><text:span text:style-name="T566"> </text:span><text:span text:style-name="T567">Can</text:span><text:span text:style-name="T568"> </text:span><text:span text:style-name="T569">Explain</text:span><text:span text:style-name="T570"> </text:span><text:span text:style-name="T571">Human</text:span><text:span text:style-name="T572"> </text:span><text:span text:style-name="T573">Culture</text:span><text:span text:style-name="T574"> </text:span><text:span text:style-name="T575">and</text:span><text:span text:style-name="T576"> </text:span><text:span text:style-name="T577">Synthesize</text:span><text:span text:style-name="T578"> </text:span><text:span text:style-name="T579">the</text:span><text:span text:style-name="T580"> </text:span><text:span text:style-name="T581">Social</text:span><text:span text:style-name="T582"> </text:span><text:span text:style-name="T583">Sciences</text:span>. University of Chicago Press.</text:p>
      <text:p text:style-name="Text_20_body">Mesoudi, Alex, Andrew Whiten et Kevin N. Laland. 2006. Towards a unified science of cultural evolution. <text:span text:style-name="T584">Behavioral</text:span><text:span text:style-name="T585"> </text:span><text:span text:style-name="T586">and</text:span><text:span text:style-name="T587"> </text:span><text:span text:style-name="T588">Brain</text:span><text:span text:style-name="T589"> </text:span><text:span text:style-name="T590">Sciences</text:span> 29(04). 329‑347. doi:<text:a xlink:type="simple" xlink:href="https://doi.org/10.1017/S0140525X06009083" office:name=""><text:span text:style-name="Definition">10.1017/S0140525X06009083</text:span></text:a>. <text:a xlink:type="simple" xlink:href="http://journals.cambridge.org/article_S0140525X06009083" office:name=""><text:span text:style-name="Definition">http://journals.cambridge.org/article_S0140525X06009083</text:span></text:a> (13 février 2015).</text:p>
      <text:p text:style-name="Text_20_body">Miton, Helena, Nicolas Claidière et Hugo Mercier. 2015. Universal cognitive mechanisms explain the cultural success of bloodletting. <text:span text:style-name="T591">Evolution</text:span><text:span text:style-name="T592"> </text:span><text:span text:style-name="T593">and</text:span><text:span text:style-name="T594"> </text:span><text:span text:style-name="T595">Human</text:span><text:span text:style-name="T596"> </text:span><text:span text:style-name="T597">Behavior</text:span> 36(4). 303‑312. doi:<text:a xlink:type="simple" xlink:href="https://doi.org/10.1016/j.evolhumbehav.2015.01.003" office:name=""><text:span text:style-name="Definition">10.1016/j.evolhumbehav.2015.01.003</text:span></text:a>. <text:a xlink:type="simple" xlink:href="http://www.sciencedirect.com/science/article/pii/S1090513815000136" office:name=""><text:span text:style-name="Definition">http://www.sciencedirect.com/science/article/pii/S1090513815000136</text:span></text:a> (25 juin 2016).</text:p>
      <text:p text:style-name="Text_20_body">Morin, Olivier. 2013. How portraits turned their eyes upon us: Visual preferences and demographic change in cultural evolution. <text:span text:style-name="T598">Evolution</text:span><text:span text:style-name="T599"> </text:span><text:span text:style-name="T600">and</text:span><text:span text:style-name="T601"> </text:span><text:span text:style-name="T602">Human</text:span><text:span text:style-name="T603"> </text:span><text:span text:style-name="T604">Behavior</text:span> 34(3). 222‑229. doi:<text:a xlink:type="simple" xlink:href="https://doi.org/10.1016/j.evolhumbehav.2013.01.004" office:name=""><text:span text:style-name="Definition">10.1016/j.evolhumbehav.2013.01.004</text:span></text:a>. <text:a xlink:type="simple" xlink:href="http://www.ehbonline.org/article/S1090513813000056/abstract" office:name=""><text:span text:style-name="Definition">http://www.ehbonline.org/article/S1090513813000056/abstract</text:span></text:a> (18 mai 2016).</text:p>
      <text:p text:style-name="Text_20_body">Moussaïd, Mehdi, Henry Brighton et Wolfgang Gaissmaier. 2015. The amplification of risk in experimental diffusion chains. <text:span text:style-name="T605">Proceedings</text:span><text:span text:style-name="T606"> </text:span><text:span text:style-name="T607">of</text:span><text:span text:style-name="T608"> </text:span><text:span text:style-name="T609">the</text:span><text:span text:style-name="T610"> </text:span><text:span text:style-name="T611">National</text:span><text:span text:style-name="T612"> </text:span><text:span text:style-name="T613">Academy</text:span><text:span text:style-name="T614"> </text:span><text:span text:style-name="T615">of</text:span><text:span text:style-name="T616"> </text:span><text:span text:style-name="T617">Sciences</text:span> 112(18). 5631‑5636. doi:<text:a xlink:type="simple" xlink:href="https://doi.org/10.1073/pnas.1421883112" office:name=""><text:span text:style-name="Definition">10.1073/pnas.1421883112</text:span></text:a>. <text:a xlink:type="simple" xlink:href="http://www.pnas.org/content/112/18/5631" office:name=""><text:span text:style-name="Definition">http://www.pnas.org/content/112/18/5631</text:span></text:a> (10 juin 2015).</text:p>
      <text:p text:style-name="Text_20_body">Myin, Erik. 2003. An account of color without a subject? <text:span text:style-name="T618">Behavioral</text:span><text:span text:style-name="T619"> </text:span><text:span text:style-name="T620">and</text:span><text:span text:style-name="T621"> </text:span><text:span text:style-name="T622">Brain</text:span><text:span text:style-name="T623"> </text:span><text:span text:style-name="T624">Sciences</text:span> 26(01). 42‑43.</text:p>
      <text:p text:style-name="Text_20_body">Neumann-Held, Eva M. 2001. Let’s Talk About Genes: The Process Molecular Gene Concept and Its Context. In Susan Oyama, Paul Griffiths et Russell D Gray (éd.), <text:span text:style-name="T625">Cycles</text:span><text:span text:style-name="T626"> </text:span><text:span text:style-name="T627">of</text:span><text:span text:style-name="T628"> </text:span><text:span text:style-name="T629">contingency:</text:span><text:span text:style-name="T630"> </text:span><text:span text:style-name="T631">developmental</text:span><text:span text:style-name="T632"> </text:span><text:span text:style-name="T633">systems</text:span><text:span text:style-name="T634"> </text:span><text:span text:style-name="T635">and</text:span><text:span text:style-name="T636"> </text:span><text:span text:style-name="T637">evolution</text:span>, 69‑84. Cambridge, Mass.: MIT Press.</text:p>
      <text:p text:style-name="Text_20_body">O’Regan, J. Kevin et Alva Noë. 2001. A sensorimotor account of vision and visual consciousness. <text:span text:style-name="T638">Behavioral</text:span><text:span text:style-name="T639"> </text:span><text:span text:style-name="T640">and</text:span><text:span text:style-name="T641"> </text:span><text:span text:style-name="T642">Brain</text:span><text:span text:style-name="T643"> </text:span><text:span text:style-name="T644">Sciences</text:span> 24(05). 939‑973. doi:<text:a xlink:type="simple" xlink:href="https://doi.org/10.1017/S0140525X01000115" office:name=""><text:span text:style-name="Definition">10.1017/S0140525X01000115</text:span></text:a>. <text:a xlink:type="simple" xlink:href="http://journals.cambridge.org/article_S0140525X01000115" office:name=""><text:span text:style-name="Definition">http://journals.cambridge.org/article_S0140525X01000115</text:span></text:a> (10 novembre 2014).</text:p>
      <text:p text:style-name="Text_20_body">Oyama, Susan, Paul Griffiths et Russell D Gray. 2001. <text:span text:style-name="T645">Cycles</text:span><text:span text:style-name="T646"> </text:span><text:span text:style-name="T647">of</text:span><text:span text:style-name="T648"> </text:span><text:span text:style-name="T649">contingency:</text:span><text:span text:style-name="T650"> </text:span><text:span text:style-name="T651">developmental</text:span><text:span text:style-name="T652"> </text:span><text:span text:style-name="T653">systems</text:span><text:span text:style-name="T654"> </text:span><text:span text:style-name="T655">and</text:span><text:span text:style-name="T656"> </text:span><text:span text:style-name="T657">evolution</text:span>. Cambridge, Mass.: MIT Press.</text:p>
      <text:p text:style-name="Text_20_body">Portin, Petter. 1993. The Concept of the Gene: Short History and Present Status. <text:span text:style-name="T658">The</text:span><text:span text:style-name="T659"> </text:span><text:span text:style-name="T660">Quarterly</text:span><text:span text:style-name="T661"> </text:span><text:span text:style-name="T662">Review</text:span><text:span text:style-name="T663"> </text:span><text:span text:style-name="T664">of</text:span><text:span text:style-name="T665"> </text:span><text:span text:style-name="T666">Biology</text:span> 68(2). 173‑223. <text:a xlink:type="simple" xlink:href="http://www.jstor.org/stable/2829967" office:name=""><text:span text:style-name="Definition">http://www.jstor.org/stable/2829967</text:span></text:a> (22 octobre 2016).</text:p>
      <text:p text:style-name="Text_20_body">Prum, Richard O. et Alan H. Brush. 2014. Which Came First, the Feather or the Bird? <text:span text:style-name="T667">Scientific</text:span><text:span text:style-name="T668"> </text:span><text:span text:style-name="T669">American</text:span> 23. 76‑85. doi:<text:a xlink:type="simple" xlink:href="https://doi.org/10.1038/scientificamericandinosaurs0514-76" office:name=""><text:span text:style-name="Definition">10.1038/scientificamericandinosaurs0514-76</text:span></text:a>. <text:a xlink:type="simple" xlink:href="http://www.nature.com.gate3.inist.fr/scientificamerican/journal/v23/n2s/full/scientificamericandinosaurs0514-76.html" office:name=""><text:span text:style-name="Definition">http://www.nature.com.gate3.inist.fr/scientificamerican/journal/v23/n2s/full/scientificamericandinosaurs0514-76.html</text:span></text:a> (21 février 2016).</text:p>
      <text:p text:style-name="Text_20_body">Simmons, Matthew P., Lada A. Adamic et Eytan Adar. 2011. Memes Online: Extracted, Subtracted, Injected, and Recollected. In, <text:span text:style-name="T670">Fifth</text:span><text:span text:style-name="T671"> </text:span><text:span text:style-name="T672">International</text:span><text:span text:style-name="T673"> </text:span><text:span text:style-name="T674">AAAI</text:span><text:span text:style-name="T675"> </text:span><text:span text:style-name="T676">Conference</text:span><text:span text:style-name="T677"> </text:span><text:span text:style-name="T678">on</text:span><text:span text:style-name="T679"> </text:span><text:span text:style-name="T680">Weblogs</text:span><text:span text:style-name="T681"> </text:span><text:span text:style-name="T682">and</text:span><text:span text:style-name="T683"> </text:span><text:span text:style-name="T684">Social</text:span><text:span text:style-name="T685"> </text:span><text:span text:style-name="T686">Media</text:span>. <text:a xlink:type="simple" xlink:href="http://www.aaai.org/ocs/index.php/ICWSM/ICWSM11/paper/view/2836" office:name=""><text:span text:style-name="Definition">http://www.aaai.org/ocs/index.php/ICWSM/ICWSM11/paper/view/2836</text:span></text:a> (12 février 2016).</text:p>
      <text:p text:style-name="Text_20_body">Slingerland, Edward G. 2008. <text:span text:style-name="T687">What</text:span><text:span text:style-name="T688"> </text:span><text:span text:style-name="T689">science</text:span><text:span text:style-name="T690"> </text:span><text:span text:style-name="T691">offers</text:span><text:span text:style-name="T692"> </text:span><text:span text:style-name="T693">the</text:span><text:span text:style-name="T694"> </text:span><text:span text:style-name="T695">humanities:</text:span><text:span text:style-name="T696"> </text:span><text:span text:style-name="T697">integrating</text:span><text:span text:style-name="T698"> </text:span><text:span text:style-name="T699">body</text:span><text:span text:style-name="T700"> </text:span><text:span text:style-name="T701">and</text:span><text:span text:style-name="T702"> </text:span><text:span text:style-name="T703">culture</text:span>. Cambridge; New York: Cambridge University Press.</text:p>
      <text:p text:style-name="Text_20_body">Sperber, Dan. 1996. <text:span text:style-name="T704">Explaining</text:span><text:span text:style-name="T705"> </text:span><text:span text:style-name="T706">culture:</text:span><text:span text:style-name="T707"> </text:span><text:span text:style-name="T708">a</text:span><text:span text:style-name="T709"> </text:span><text:span text:style-name="T710">naturalistic</text:span><text:span text:style-name="T711"> </text:span><text:span text:style-name="T712">approach</text:span>. Oxford, UK; Cambridge, Mass.: Blackwell.</text:p>
      <text:p text:style-name="Text_20_body">Sperber, Dan et Deirdre Wilson. 1986. <text:span text:style-name="T713">Relevance:</text:span><text:span text:style-name="T714"> </text:span><text:span text:style-name="T715">Communication</text:span><text:span text:style-name="T716"> </text:span><text:span text:style-name="T717">and</text:span><text:span text:style-name="T718"> </text:span><text:span text:style-name="T719">Cognition</text:span>. Cambridge, Massaschusetts: Harvard University Press.</text:p>
      <text:p text:style-name="Text_20_body">Thompson, Evan. 2007. <text:span text:style-name="T720">Mind</text:span><text:span text:style-name="T721"> </text:span><text:span text:style-name="T722">in</text:span><text:span text:style-name="T723"> </text:span><text:span text:style-name="T724">Life</text:span><text:span text:style-name="T725">:</text:span><text:span text:style-name="T726"> </text:span><text:span text:style-name="T727">Biology</text:span><text:span text:style-name="T728">,</text:span><text:span text:style-name="T729"> </text:span><text:span text:style-name="T730">Phenomenology</text:span><text:span text:style-name="T731">,</text:span><text:span text:style-name="T732"> </text:span><text:span text:style-name="T733">and</text:span><text:span text:style-name="T734"> </text:span><text:span text:style-name="T735">the</text:span><text:span text:style-name="T736"> </text:span><text:span text:style-name="T737">Sciences</text:span><text:span text:style-name="T738"> </text:span><text:span text:style-name="T739">of</text:span><text:span text:style-name="T740"> </text:span><text:span text:style-name="T741">Mind</text:span>. Cambridge, Mass.: Belknap Press of Harvard University Press.</text:p>
      <text:p text:style-name="Text_20_body">Torrance, Steve. 2006. In search of the enactive: Introduction to special issue on enactive experience. <text:span text:style-name="T742">Phenomenology</text:span><text:span text:style-name="T743"> </text:span><text:span text:style-name="T744">and</text:span><text:span text:style-name="T745"> </text:span><text:span text:style-name="T746">the</text:span><text:span text:style-name="T747"> </text:span><text:span text:style-name="T748">Cognitive</text:span><text:span text:style-name="T749"> </text:span><text:span text:style-name="T750">Sciences</text:span> 4(4). 357‑368. doi:<text:a xlink:type="simple" xlink:href="https://doi.org/10.1007/s11097-005-9004-9" office:name=""><text:span text:style-name="Definition">10.1007/s11097-005-9004-9</text:span></text:a>. <text:a xlink:type="simple" xlink:href="http://link.springer.com.gate3.inist.fr/article/10.1007/s11097-005-9004-9" office:name=""><text:span text:style-name="Definition">http://link.springer.com.gate3.inist.fr/article/10.1007/s11097-005-9004-9</text:span></text:a> (30 octobre 2016).</text:p>
      <text:p text:style-name="Text_20_body">Varela, Francisco, Evan Thompson et Eleanor Rosch. 1991. <text:span text:style-name="T751">The</text:span><text:span text:style-name="T752"> </text:span><text:span text:style-name="T753">Embodied</text:span><text:span text:style-name="T754"> </text:span><text:span text:style-name="T755">Mind</text:span><text:span text:style-name="T756">:</text:span><text:span text:style-name="T757"> </text:span><text:span text:style-name="T758">Cognitive</text:span><text:span text:style-name="T759"> </text:span><text:span text:style-name="T760">Science</text:span><text:span text:style-name="T761"> </text:span><text:span text:style-name="T762">and</text:span><text:span text:style-name="T763"> </text:span><text:span text:style-name="T764">Human</text:span><text:span text:style-name="T765"> </text:span><text:span text:style-name="T766">Experience</text:span>. MIT Press.</text:p>
      <text:p text:style-name="Text_20_body">Weismann, August. 1893. <text:span text:style-name="T767">The</text:span><text:span text:style-name="T768"> </text:span><text:span text:style-name="T769">Germ</text:span><text:span text:style-name="T770">-</text:span><text:span text:style-name="T771">Plasm</text:span><text:span text:style-name="T772">:</text:span><text:span text:style-name="T773"> </text:span><text:span text:style-name="T774">A</text:span><text:span text:style-name="T775"> </text:span><text:span text:style-name="T776">Theory</text:span><text:span text:style-name="T777"> </text:span><text:span text:style-name="T778">of</text:span><text:span text:style-name="T779"> </text:span><text:span text:style-name="T780">Heredity</text:span>. Scribner’s.</text:p>
      <text:p text:style-name="Text_20_body">West-Eberhard, Mary Jane. 2003. <text:span text:style-name="T781">Developmental</text:span><text:span text:style-name="T782"> </text:span><text:span text:style-name="T783">plasticity</text:span><text:span text:style-name="T784"> </text:span><text:span text:style-name="T785">and</text:span><text:span text:style-name="T786"> </text:span><text:span text:style-name="T787">evolution</text:span>. Oxford; New York: Oxford University Press.</text:p>
      <text:p text:style-name="Text_20_body">Wittgenstein, Ludwig et Gertrude Elizabeth Margaret Anscombe. 1958. <text:span text:style-name="T788">Philosophical</text:span><text:span text:style-name="T789"> </text:span><text:span text:style-name="T790">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